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Google Sans" svg:font-family="'Google Sans', Roboto, Arial, sans-serif"/>
    <style:font-face style:name="Gotham" svg:font-family="Gotham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officeooo:rsid="000d5898" officeooo:paragraph-rsid="000d5898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0d5898" style:font-size-asian="12pt" style:font-size-complex="12pt"/>
    </style:style>
    <style:style style:name="P3" style:family="paragraph" style:parent-style-name="Standard">
      <style:text-properties style:font-name="DejaVu Sans" fo:font-size="12pt" officeooo:rsid="000d5898" officeooo:paragraph-rsid="00108894" style:font-size-asian="12pt" style:font-size-complex="12pt"/>
    </style:style>
    <style:style style:name="P4" style:family="paragraph" style:parent-style-name="Standard">
      <style:text-properties style:font-name="DejaVu Sans" fo:font-size="12pt" officeooo:paragraph-rsid="00108894"/>
    </style:style>
    <style:style style:name="T1" style:family="text">
      <style:text-properties officeooo:rsid="00118f63"/>
    </style:style>
    <style:style style:name="T2" style:family="text">
      <style:text-properties officeooo:rsid="000d5898"/>
    </style:style>
    <style:style style:name="T3" style:family="text">
      <style:text-properties officeooo:rsid="000eb737"/>
    </style:style>
    <style:style style:name="T4" style:family="text">
      <style:text-properties officeooo:rsid="000eb737" style:font-size-asian="12pt" style:font-size-complex="12pt"/>
    </style:style>
    <style:style style:name="T5" style:family="text">
      <style:text-properties fo:font-variant="normal" fo:text-transform="none" fo:color="#001d35" loext:opacity="100%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1d35" loext:opacity="100%" fo:letter-spacing="normal" fo:font-style="normal" fo:font-weight="normal" officeooo:rsid="00108894" style:font-size-asian="12pt" style:font-size-complex="12pt"/>
    </style:style>
    <style:style style:name="T7" style:family="text">
      <style:text-properties officeooo:rsid="00108894" style:font-size-asian="12pt" style:font-size-complex="12pt"/>
    </style:style>
    <style:style style:name="T8" style:family="text"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T9" style:family="text">
      <style:text-properties fo:font-variant="normal" fo:text-transform="none" fo:color="#001d35" loext:opacity="100%" style:font-name="Google Sans" fo:font-size="13.5pt" fo:letter-spacing="normal" fo:font-style="normal" fo:font-weight="normal" officeooo:rsid="00108894"/>
    </style:style>
    <style:style style:name="T10" style:family="text">
      <style:text-properties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udulent Entity: <text:s/>“<text:span text:style-name="T1">Kelly Lee”, possibly AKA “Ming Yao”</text:span></text:p>
      <text:p text:style-name="P1"/>
      <text:p text:style-name="P2"><text:span text:style-name="T2">Fraudulent Domain: xcexwebs.com</text:span></text:p>
      <text:p text:style-name="P1"/>
      <text:p text:style-name="P1">Total Amount Lost: $66,000 in US dollars</text:p>
      <text:p text:style-name="P1"/>
      <text:p text:style-name="P1">Payment Methods: <text:s/>transaction #1 and #2 were cashapp.com</text:p>
      <text:p text:style-name="P1"><text:s text:c="32"/>transactions #3 and #4 were direct wite transfer from Synovus to Discover</text:p>
      <text:p text:style-name="P1"/>
      <text:p text:style-name="P1">Credit/Debit Cards: <text:span text:style-name="T3">none</text:span></text:p>
      <text:p text:style-name="P1"/>
      <text:p text:style-name="P1">Number of Transactions: <text:span text:style-name="T3">4</text:span></text:p>
      <text:p text:style-name="P1"/>
      <text:p text:style-name="P1">Date of First Transaction: <text:span text:style-name="T3">$500 on Sept 22, 2024</text:span></text:p>
      <text:p text:style-name="P1"><text:s text:c="41"/><text:span text:style-name="T3">$500 on Sept 25, 2024</text:span></text:p>
      <text:p text:style-name="P1"><text:s text:c="41"/><text:span text:style-name="T3">$50,000 on Oct 7, 2024</text:span></text:p>
      <text:p text:style-name="P1"/>
      <text:p text:style-name="P1">Date of Last Transaction: <text:span text:style-name="T3">$15,000 on Oct 30, 2024</text:span></text:p>
      <text:p text:style-name="P1"/>
      <text:p text:style-name="P3">Financial Institutions Involved: <text:s/></text:p>
      <text:p text:style-name="P3"><text:span text:style-name="T3"><text:s text:c="3"/>Cashapp.com</text:span></text:p>
      <text:p text:style-name="P3"><text:span text:style-name="T3"><text:s text:c="3"/>Synovus</text:span></text:p>
      <text:p text:style-name="P3"><text:span text:style-name="T3"><text:s text:c="3"/>Discover</text:span></text:p>
      <text:p text:style-name="P4"><text:span text:style-name="T4"><text:s text:c="3"/></text:span><text:span text:style-name="T5">Joint Stock Commercial Bank for Investmen</text:span><text:span text:style-name="T6">t </text:span><text:span text:style-name="T5">of Vietnam </text:span><text:span text:style-name="T4"> </text:span><text:span text:style-name="T7">(SWIFT: </text:span><text:span text:style-name="T8">BIDVVNVX</text:span><text:span text:style-name="T9">)</text:span></text:p>
      <text:p text:style-name="P4"><text:span text:style-name="T10"><text:s text:c="3"/></text:span><text:span text:style-name="T8">MUFG Bank, Ltd. </text:span><text:span text:style-name="T9">(SWIFT: BOTKJPJ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Google Sans" svg:font-family="'Google Sans', Roboto, Arial, sans-serif"/>
    <style:font-face style:name="Gotham" svg:font-family="Gotham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5:25:48.024881238</meta:creation-date>
    <dc:date>2024-12-31T15:43:49.179674905</dc:date>
    <meta:editing-duration>PT18M</meta:editing-duration>
    <meta:editing-cycles>5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7" meta:word-count="94" meta:character-count="739" meta:non-whitespace-character-count="528"/>
  </office:meta>
</office:document-meta>
</file>